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sans-serif, Arial, 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0969be" officeooo:paragraph-rsid="0015d84b" style:font-style-asian="normal" style:font-weight-asian="bold" style:font-style-complex="normal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24c2d" officeooo:paragraph-rsid="0015d84b" style:font-style-asian="normal" style:font-weight-asian="bold" style:font-style-complex="normal" style:font-weight-complex="bold"/>
    </style:style>
    <style:style style:name="P3" style:family="paragraph" style:parent-style-name="Standard" style:list-style-name="L2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48ff1" officeooo:paragraph-rsid="0015d84b" fo:background-color="#ffff00" style:font-style-asian="normal" style:font-weight-asian="bold" style:font-style-complex="normal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0dab9" officeooo:paragraph-rsid="0015d84b" fo:background-color="#ffff00" style:font-style-asian="normal" style:font-weight-asian="bold" style:font-style-complex="normal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f3fb7" officeooo:paragraph-rsid="001f3fb7" fo:background-color="#ffff00" style:font-style-asian="normal" style:font-weight-asian="bold" style:font-style-complex="normal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0969be" officeooo:paragraph-rsid="0015d84b" fo:background-color="#ff0000" style:font-style-asian="normal" style:font-weight-asian="bold" style:font-style-complex="normal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0969be" officeooo:paragraph-rsid="0015d84b" fo:background-color="#0000ff" style:font-style-asian="normal" style:font-weight-asian="bold" style:font-style-complex="normal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bold" officeooo:rsid="00124c2d" officeooo:paragraph-rsid="0015d84b" fo:background-color="#ff000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969be" officeooo:paragraph-rsid="0015d84b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bac22" officeooo:paragraph-rsid="0015d84b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231f00" officeooo:paragraph-rsid="0015d84b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0e9819" officeooo:paragraph-rsid="0015d84b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211e6b" officeooo:paragraph-rsid="0015d84b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1fe80a" officeooo:paragraph-rsid="0015d84b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fe80a" officeooo:paragraph-rsid="0021f53b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df8b2" officeooo:paragraph-rsid="001df8b2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247e87" officeooo:paragraph-rsid="00247e87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2514f1" officeooo:paragraph-rsid="002514f1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2cf64e" officeooo:paragraph-rsid="002cf64e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2e1cdd" officeooo:paragraph-rsid="002e1cdd" style:font-size-asian="10.5pt" style:font-size-complex="12pt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0969be" officeooo:paragraph-rsid="0015d84b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148ff1" officeooo:paragraph-rsid="0015d84b" fo:background-color="#ffff0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10dab9" officeooo:paragraph-rsid="001b907c" fo:background-color="#ffff00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1f3fb7" officeooo:paragraph-rsid="001f64af" fo:background-color="#ffff00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0969be" officeooo:paragraph-rsid="0015d84b" fo:background-color="#ff000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bold" officeooo:rsid="00124c2d" officeooo:paragraph-rsid="0015d84b" fo:background-color="#ff0000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rsid="000e9819" officeooo:paragraph-rsid="0015d84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Tahoma" fo:font-size="9.75pt" fo:letter-spacing="normal" fo:font-style="normal" fo:font-weight="normal" officeooo:rsid="000bac22" officeooo:paragraph-rsid="0015d84b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Tahoma" fo:font-size="9.75pt" fo:letter-spacing="normal" fo:font-style="normal" fo:font-weight="normal" officeooo:rsid="000bac22" officeooo:paragraph-rsid="00262f00" style:font-size-asian="10.5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0969be" officeooo:paragraph-rsid="0015d84b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8pt" officeooo:rsid="000a0af5" officeooo:paragraph-rsid="0015d84b" style:font-size-asian="8pt" style:font-size-complex="8pt"/>
    </style:style>
    <style:style style:name="P32" style:family="paragraph" style:parent-style-name="Standard">
      <style:paragraph-properties fo:text-align="justify" style:justify-single-word="false"/>
      <style:text-properties fo:font-size="8pt" officeooo:rsid="000bac22" officeooo:paragraph-rsid="0015d84b" style:font-size-asian="8pt" style:font-size-complex="8pt"/>
    </style:style>
    <style:style style:name="P33" style:family="paragraph" style:parent-style-name="Standard">
      <style:paragraph-properties fo:text-align="justify" style:justify-single-word="false"/>
      <style:text-properties fo:font-size="15pt" fo:font-weight="bold" officeooo:rsid="000bac22" officeooo:paragraph-rsid="0015d84b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5pt" fo:font-weight="bold" officeooo:rsid="000e9819" officeooo:paragraph-rsid="0015d84b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5pt" fo:font-weight="bold" officeooo:rsid="000bac22" officeooo:paragraph-rsid="0015d84b" fo:background-color="#0000ff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5pt" fo:font-weight="bold" officeooo:rsid="000e9819" officeooo:paragraph-rsid="0015d84b" fo:background-color="#ff0000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5pt" fo:font-weight="bold" officeooo:rsid="000bac22" officeooo:paragraph-rsid="0015d84b" fo:background-color="#ffff00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paragraph-rsid="0015d84b"/>
    </style:style>
    <style:style style:name="P39" style:family="paragraph" style:parent-style-name="Standard">
      <style:paragraph-properties fo:text-align="justify" style:justify-single-word="false"/>
      <style:text-properties fo:font-size="9.75pt" officeooo:rsid="0029d7cf" officeooo:paragraph-rsid="0029d7cf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4c2d"/>
    </style:style>
    <style:style style:name="T3" style:family="text">
      <style:text-properties style:text-underline-style="none" fo:background-color="#ffff00" loext:char-shading-value="0"/>
    </style:style>
    <style:style style:name="T4" style:family="text">
      <style:text-properties style:text-underline-style="none" officeooo:rsid="0010dab9"/>
    </style:style>
    <style:style style:name="T5" style:family="text">
      <style:text-properties officeooo:rsid="000e9819"/>
    </style:style>
    <style:style style:name="T6" style:family="text">
      <style:text-properties officeooo:rsid="00108ff7"/>
    </style:style>
    <style:style style:name="T7" style:family="text">
      <style:text-properties fo:font-size="12pt" officeooo:rsid="000bac22" style:font-size-asian="10.5pt" style:font-size-complex="12pt"/>
    </style:style>
    <style:style style:name="T8" style:family="text">
      <style:text-properties fo:font-size="12pt" officeooo:rsid="001fe80a" style:font-size-asian="10.5pt" style:font-size-complex="12pt"/>
    </style:style>
    <style:style style:name="T9" style:family="text">
      <style:text-properties fo:font-size="12pt" officeooo:rsid="0021f53b" style:font-size-asian="10.5pt" style:font-size-complex="12pt"/>
    </style:style>
    <style:style style:name="T10" style:family="text">
      <style:text-properties officeooo:rsid="00124c2d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5f3a8"/>
    </style:style>
    <style:style style:name="T13" style:family="text">
      <style:text-properties officeooo:rsid="0010dab9"/>
    </style:style>
    <style:style style:name="T14" style:family="text">
      <style:text-properties officeooo:rsid="001b963f"/>
    </style:style>
    <style:style style:name="T15" style:family="text">
      <style:text-properties officeooo:rsid="0017cffc"/>
    </style:style>
    <style:style style:name="T16" style:family="text">
      <style:text-properties officeooo:rsid="001d2022"/>
    </style:style>
    <style:style style:name="T17" style:family="text">
      <style:text-properties officeooo:rsid="00231f00"/>
    </style:style>
    <style:style style:name="T18" style:family="text">
      <style:text-properties officeooo:rsid="000bac22"/>
    </style:style>
    <style:style style:name="T19" style:family="text">
      <style:text-properties officeooo:rsid="001f64af"/>
    </style:style>
    <style:style style:name="T20" style:family="text">
      <style:text-properties officeooo:rsid="00215bb1"/>
    </style:style>
    <style:style style:name="T21" style:family="text">
      <style:text-properties officeooo:rsid="0021f53b"/>
    </style:style>
    <style:style style:name="T22" style:family="text">
      <style:text-properties officeooo:rsid="0024b1c4"/>
    </style:style>
    <style:style style:name="T23" style:family="text">
      <style:text-properties officeooo:rsid="0024e09c"/>
    </style:style>
    <style:style style:name="T24" style:family="text">
      <style:text-properties officeooo:rsid="00262f00"/>
    </style:style>
    <style:style style:name="T25" style:family="text">
      <style:text-properties officeooo:rsid="0027dcfd"/>
    </style:style>
    <style:style style:name="T26" style:family="text">
      <style:text-properties fo:font-variant="normal" fo:text-transform="none" fo:color="#000000" style:font-name="Tahoma" fo:letter-spacing="normal" fo:font-style="normal" fo:font-weight="normal"/>
    </style:style>
    <style:style style:name="T27" style:family="text">
      <style:text-properties fo:font-variant="normal" fo:text-transform="none" fo:color="#000000" style:font-name="Tahoma" fo:letter-spacing="normal" fo:font-style="normal" fo:font-weight="normal" officeooo:rsid="002b6281"/>
    </style:style>
    <style:style style:name="T28" style:family="text">
      <style:text-properties officeooo:rsid="0029baa2"/>
    </style:style>
    <style:style style:name="T29" style:family="text">
      <style:text-properties officeooo:rsid="002bbcf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fbb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utorial de Implantação do S/MIME</text:p>
      <text:p text:style-name="P9"/>
      <text:p text:style-name="P9"/>
      <text:p text:style-name="P9">Garanta ter os seguintes arquivos para enviar a máquina de destino :</text:p>
      <text:p text:style-name="P9"/>
      <text:list xml:id="list6878536882636534505" text:style-name="L2">
        <text:list-item>
          <text:p text:style-name="P7">restful-smime.war <text:span text:style-name="T1">(Serviço de Criptografia) – </text:span><text:span text:style-name="T2">Parte 1</text:span></text:p>
        </text:list-item>
        <text:list-item>
          <text:p text:style-name="P7">USTO_CERT_STORE.war <text:span text:style-name="T1">(Serviço de Autenticação de Certificados) – </text:span><text:span text:style-name="T2">Parte 1</text:span></text:p>
        </text:list-item>
        <text:list-item>
          <text:p text:style-name="P7">web.zip <text:span text:style-name="T1">(Servidor Tomcat) – </text:span><text:span text:style-name="T2">Parte 1</text:span></text:p>
        </text:list-item>
        <text:list-item>
          <text:p text:style-name="P3"><text:span text:style-name="T10">w</text:span>eb_spub.zip<text:span text:style-name="T1"> (Servidor de Chaves públicas) – Parte 3</text:span></text:p>
        </text:list-item>
        <text:list-item>
          <text:p text:style-name="P6">zm_usto_re_smime.zip<text:span text:style-name="T1">(Zimlet para integração com o zimbra) – </text:span><text:span text:style-name="T2">Parte 2</text:span></text:p>
        </text:list-item>
        <text:list-item>
          <text:p text:style-name="P7">install.sh<text:span text:style-name="T1"> (script de implantação </text:span><text:span text:style-name="T2">do Serviço S/MIME</text:span><text:span text:style-name="T1">) – </text:span><text:span text:style-name="T2">Parte 1</text:span></text:p>
        </text:list-item>
        <text:list-item>
          <text:p text:style-name="P2"><text:span text:style-name="T11">install_spub.sh </text:span><text:span text:style-name="T3">(script de implantação do Servidor de Chaves Públicas) – Parte 3</text:span></text:p>
        </text:list-item>
        <text:list-item>
          <text:p text:style-name="P8">install_zimlet.sh (script de implantação do IMAP) – Parte 2</text:p>
        </text:list-item>
        <text:list-item>
          <text:p text:style-name="P4">SMIME_CHAVE_PUBLICA.war<text:span text:style-name="T1"> (Serviço de Chaves Públicas) –</text:span><text:span text:style-name="T2"> Parte 3</text:span></text:p>
        </text:list-item>
        <text:list-item>
          <text:p text:style-name="P5"><text:span text:style-name="T2">$/</text:span><text:span text:style-name="T1">SMIME/</text:span><text:span text:style-name="T13">SMIME_CHAVE_PUBLICA/</text:span>db.sql</text:p>
          <text:p text:style-name="P1"/>
        </text:list-item>
      </text:list>
      <text:p text:style-name="P9">Todos os arquivos se encontram no seguinte endereço:</text:p>
      <text:p text:style-name="P9"/>
      <text:p text:style-name="P9">$/SMIME/ <text:s/></text:p>
      <text:p text:style-name="P9">$/SMIME/zm_usto_re_smime (zimlet)</text:p>
      <text:p text:style-name="P31">Legenda:</text:p>
      <text:p text:style-name="P31">$ endereço da branch, tag ou trunk</text:p>
      <text:p text:style-name="P31"/>
      <text:p text:style-name="P32"/>
      <text:p text:style-name="P35">Parte 1 - <text:s/><text:span text:style-name="T5">Proxy</text:span></text:p>
      <text:p text:style-name="P33"/>
      <text:list xml:id="list114414096064655" text:continue-numbering="true" text:style-name="L2">
        <text:list-item>
          <text:p text:style-name="P21">restful-smime.war <text:span text:style-name="T1">(Serviço de Criptografia) – </text:span><text:span text:style-name="T2">Parte 1</text:span></text:p>
        </text:list-item>
        <text:list-item>
          <text:p text:style-name="P21">USTO_CERT_STORE.war <text:span text:style-name="T1">(Serviço de Autenticação de Certificados) – </text:span><text:span text:style-name="T2">Parte 1</text:span></text:p>
        </text:list-item>
        <text:list-item>
          <text:p text:style-name="P21">web.zip <text:span text:style-name="T1">(Servidor Tomcat) – </text:span><text:span text:style-name="T2">Parte 1</text:span></text:p>
        </text:list-item>
        <text:list-item>
          <text:p text:style-name="P21"><text:span text:style-name="T10">install_smime.sh</text:span><text:span text:style-name="T2"> (script de implantação do Serviço S/MIME) – Parte 1</text:span></text:p>
        </text:list-item>
      </text:list>
      <text:p text:style-name="P32"/>
      <text:p text:style-name="P10">1) Mova os arquivos para a<text:span text:style-name="T12">cd </text:span><text:s/>máquina destino <text:span text:style-name="T5">(com exceção do zimlet)</text:span>.</text:p>
      <text:p text:style-name="P10">2) verifique as pemissões da pasta /opt/ e garanta que seja permitido R/W.</text:p>
      <text:p text:style-name="P10">3) verifique as permissões do aquivo install.sh e garanta que ele tenha privilégios para R/W</text:p>
      <text:p text:style-name="P10">4) excecute o arquivo install.sh e <text:span text:style-name="T6">a</text:span>guarde a mensagem : “SMIME instalado com sucesso!”;</text:p>
      <text:p text:style-name="P10">5) Acesse no browser <text:span text:style-name="T6">e veja se</text:span> a aplicação está respondendo <text:a xlink:type="simple" xlink:href="https://HOST_NAME:7777/restful-smime/service" text:style-name="Internet_20_link" text:visited-style-name="Visited_20_Internet_20_Link">https://HOST_NAME:7777/restful-smime/service</text:a>” (Adicione a exceção ao certificado <text:span text:style-name="T5">no primeiro acesso</text:span>).</text:p>
      <text:p text:style-name="P10"/>
      <text:p text:style-name="P18">Passo a ser executado após a implantação da Parte 3:</text:p>
      <text:p text:style-name="P18">6) Vá no navegador, acesse a aplicação de chaves públicas devidamente instalada e exporte o certificado SSL daquele servidor. Acesse a máquina do Proxy e execute o seguinte comando como root:</text:p>
      <text:p text:style-name="P29"><text:span text:style-name="T24"># </text:span>keytool -keystore <text:span text:style-name="T25">SEU_CAMINHO_DO_JAVA/java/jre/lib/security</text:span>/cacerts<text:span text:style-name="T28">¹</text:span> -importcert -alias chave__zimbra -file <text:span text:style-name="T29">CAMINHO_DO_CERTIFICADO_EXPORTADO</text:span> -storepass changeit</text:p>
      <text:p text:style-name="P29"/>
      <text:p text:style-name="P39"><text:span text:style-name="T26">¹ Se não souber qual a versão do Java é a padrão da sua máquina, dê um start, stop ou version no seu servidor tomcat </text:span><text:span text:style-name="T27">que ele mostra qual a versão do java e de onde está utilizando.</text:span></text:p>
      <text:p text:style-name="P39"><text:span text:style-name="T27"/></text:p>
      <text:p text:style-name="P27">OBS: Caso não seja a primeira implantação, faça dentro da máquina destino:</text:p>
      <text:p text:style-name="P27"/>
      <text:p text:style-name="P27">A) Acesse /opt/web/bin e execute : # ./catalina.sh stop</text:p>
      <text:p text:style-name="P27">B) Verifique se a porta 7777 está sendo utilizada: # netstat -tupan | grep 7777. <text:span text:style-name="T15">A resposta deverá ser “Time_wait”, que significa que não está sendo utilizada.</text:span></text:p>
      <text:p text:style-name="P27"><text:soft-page-break/>C) Siga normalmente a partir do passo 1.</text:p>
      <text:p text:style-name="P10"/>
      <text:p text:style-name="P36">Parte 2 – IMAP</text:p>
      <text:p text:style-name="P34"/>
      <text:list xml:id="list114413296056608" text:continue-numbering="true" text:style-name="L2">
        <text:list-item>
          <text:p text:style-name="P25">zm_usto_re_smime.zip<text:span text:style-name="T1">(Zimlet para integração com o zimbra) – </text:span><text:span text:style-name="T2">Parte 2</text:span></text:p>
        </text:list-item>
        <text:list-item>
          <text:p text:style-name="P26">install_zimlet.sh (script de implantação do IMAP) – Parte 2</text:p>
        </text:list-item>
      </text:list>
      <text:p text:style-name="P10"/>
      <text:p text:style-name="P10"><text:span text:style-name="T5">1) Mova o arquivo </text:span><text:s/><text:span text:style-name="T5">zip do zimlet e o arquivo install_zimlet.sh para o IMAP desejado(Via scp).</text:span></text:p>
      <text:p text:style-name="P12">2) Excecute o arquivo install_zimlet.sh como root e aguarde.</text:p>
      <text:p text:style-name="P12">3) A seguinte mensagem deverá ser exibida “ Zimlet instalado com sucesso!”.</text:p>
      <text:p text:style-name="P13"><text:span text:style-name="T16">4) Acesse : </text:span>/opt/zimbra/zimlets-deployed/zm_usto_re_smime <text:span text:style-name="T16">e altere o arquivo:</text:span></text:p>
      <text:p text:style-name="P13">zm_usto_re_smime.js <text:span text:style-name="T31">(mudando os HOSTS para o seu IP do IMAP)</text:span> <text:span text:style-name="T16">depois execute (com o úsuario zimbra)</text:span> <text:span text:style-name="T17">zmmailboxdctl restart.</text:span></text:p>
      <text:p text:style-name="P11"/>
      <text:p text:style-name="P37">Parte <text:span text:style-name="T10">3</text:span> - <text:s/>Ebdrive</text:p>
      <text:p text:style-name="P22"><text:span text:style-name="T2"/></text:p>
      <text:list xml:id="list114413763001955" text:continue-numbering="true" text:style-name="L2">
        <text:list-item>
          <text:p text:style-name="P23">SMIME_CHAVE_PUBLICA.war<text:span text:style-name="T1"> (Serviço de Chaves Públicas) –</text:span><text:span text:style-name="T2"> Parte 3</text:span></text:p>
        </text:list-item>
        <text:list-item>
          <text:p text:style-name="P23"><text:span text:style-name="T10">install_spub.sh </text:span><text:span text:style-name="T2">(script de implantação do Servidor de Chaves Públicas) – Parte 3</text:span></text:p>
        </text:list-item>
        <text:list-item>
          <text:p text:style-name="P23"><text:span text:style-name="T10">web_spub.zip</text:span><text:span text:style-name="T2"> (Servidor de Chaves públicas) – Parte 3</text:span></text:p>
        </text:list-item>
        <text:list-item>
          <text:p text:style-name="P24"><text:span text:style-name="T2">$/SMIME/</text:span><text:span text:style-name="T4">SMIME_CHAVE_PUBLICA/</text:span><text:span text:style-name="T2">db.sql</text:span></text:p>
          <text:p text:style-name="P23"><text:span text:style-name="T2"/></text:p>
        </text:list-item>
      </text:list>
      <text:p text:style-name="P19">0) Execute mysql -u root -p q<text:span text:style-name="T20">uando solicitado, digite a senha do mysql(BHU*nji9)</text:span></text:p>
      <text:p text:style-name="P20">Copie e cole o código abaixo:<text:line-break/><text:line-break/>CREATE database db_smime;</text:p>
      <text:p text:style-name="P20">USE db_smime;</text:p>
      <text:p text:style-name="P20">CREATE TABLE arquivo (</text:p>
      <text:p text:style-name="P20"><text:s text:c="3"/>id int auto_increment not null,</text:p>
      <text:p text:style-name="P20"><text:s text:c="3"/>chave_publica longblob not null,</text:p>
      <text:p text:style-name="P20"><text:s text:c="3"/>email varchar(255) not null,</text:p>
      <text:p text:style-name="P20"><text:s text:c="3"/>primary key (id)</text:p>
      <text:p text:style-name="P20">);</text:p>
      <text:p text:style-name="P20"/>
      <text:p text:style-name="P12">1) <text:span text:style-name="T19">mova os arquivos necessários e a</text:span>cesse a máquina de destino do EBDrive.</text:p>
      <text:p text:style-name="P10">2) verifique as pemissões da pasta /opt/ e garanta que seja permitido R/W.</text:p>
      <text:p text:style-name="P10">3) verifique as permissõe<text:span text:style-name="T14">cub</text:span>.sh e garanta que ele tenha privilégios para R/W</text:p>
      <text:p text:style-name="P10">4) excecute o arquivo install_<text:span text:style-name="T6">spub</text:span>.sh e <text:span text:style-name="T6">a</text:span>guarde a mensagem : “<text:span text:style-name="T6">Servidor de Chaves Publicas</text:span> instalado com sucesso!”.</text:p>
      <text:p text:style-name="P38"><text:span text:style-name="T7">5) </text:span><text:span text:style-name="T9">Agora acesse </text:span><text:span text:style-name="T7"><text:s/></text:span><text:span text:style-name="T8">/opt/web/webapps/SMIME_CHAVE_PUBLICA/assets/js </text:span><text:span text:style-name="T9">e edite o arquivo</text:span></text:p>
      <text:p text:style-name="P15">scripts.js <text:span text:style-name="T21">pesquisando por <text:s/></text:span>SMIME_CHAVE_PUBLICA/rest_pub <text:span text:style-name="T21">e modificando a url por:</text:span></text:p>
      <text:p text:style-name="P14"><text:s/>'<text:a xlink:type="simple" xlink:href="https://IP_DA_MAQUINA_EBDRIVE:7777/SMIME_CHAVE_PUBLICA/rest_pub/service/upload" text:style-name="Internet_20_link" text:visited-style-name="Visited_20_Internet_20_Link">https://</text:a><text:a xlink:type="simple" xlink:href="https://IP_DA_MAQUINA_EBDRIVE:7777/SMIME_CHAVE_PUBLICA/rest_pub/service/upload" text:style-name="Internet_20_link" text:visited-style-name="Visited_20_Internet_20_Link"><text:span text:style-name="T21">IP_DA_MAQUINA_EBDRIVE</text:span></text:a><text:a xlink:type="simple" xlink:href="https://IP_DA_MAQUINA_EBDRIVE:7777/SMIME_CHAVE_PUBLICA/rest_pub/service/upload" text:style-name="Internet_20_link" text:visited-style-name="Visited_20_Internet_20_Link">:7777/SMIME_CHAVE_PUBLICA/rest_pub/service/upload</text:a>'.</text:p>
      <text:p text:style-name="P17">6) Agora acesse <text:span text:style-name="T18"><text:s/>/opt/web/webapps/SMIME_CHAVE_PUBLICA/ </text:span>e altere o arquivo login.html pesquisando por LOCALHOST, Existem 3 URLS, siga a mesma lógica do passo 5, ‘<text:a xlink:type="simple" xlink:href="https://IP_DA_MAQUINA_EBDRIVE:7777/SMIME_CHAVE_PUBLICA/" text:style-name="Internet_20_link" text:visited-style-name="Visited_20_Internet_20_Link">https://IP_DA_MAQUINA_EBDRIVE:7777/SMIME_CHAVE_PUBLICA/</text:a>’. <text:span text:style-name="T22">(Lembrando de alterar somente o protocolo, ip e porta)</text:span></text:p>
      <text:p text:style-name="P16"><text:span text:style-name="T23">7</text:span>)<text:span text:style-name="T18">Acesse no browser e veja se a aplicação está respondendo</text:span></text:p>
      <text:p text:style-name="P16"><text:span text:style-name="T18">“</text:span><text:bookmark-start text:name="__DdeLink__263_1090999684"/><text:span text:style-name="T18">https://HOST_NAME:7777/SMIME_CHAVE_PUBLICA</text:span><text:bookmark-end text:name="__DdeLink__263_1090999684"/><text:span text:style-name="T18">/” (Adicione a exceção ao certificado no primeiro acesso).</text:span></text:p>
      <text:p text:style-name="P16"/>
      <text:p text:style-name="P27">OBS: Caso não seja a primeira implantação, faça dentro da máquina destino:</text:p>
      <text:p text:style-name="P27"><text:soft-page-break/>A) Acesse /opt/web/bin e execute : # ./catalina.sh stop</text:p>
      <text:p text:style-name="P27">B) Verifique se a porta 7777 está sendo utilizada: # netstat -tupan | grep 7777.</text:p>
      <text:p text:style-name="P10"><text:span text:style-name="T30">C) Siga normalmente a partir do passo 1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" svg:font-family="Tahoma, sans-serif, Arial, 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5:56:51.038167121</meta:creation-date>
    <dc:date>2017-02-01T11:43:51.157466984</dc:date>
    <meta:editing-duration>PT1H18M32S</meta:editing-duration>
    <meta:editing-cycles>34</meta:editing-cycles>
    <meta:generator>LibreOffice/5.1.4.2$Linux_X86_64 LibreOffice_project/10m0$Build-2</meta:generator>
    <meta:document-statistic meta:table-count="0" meta:image-count="0" meta:object-count="0" meta:page-count="3" meta:paragraph-count="73" meta:word-count="706" meta:character-count="4841" meta:non-whitespace-character-count="4187"/>
  </office:meta>
</office:document-meta>
</file>